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Emoji" svg:font-family="'Segoe UI Emoji'" style:font-family-generic="swiss" style:font-pitch="variable"/>
    <style:font-face style:name="DejaVu Sans" svg:font-family="'DejaVu Sans'" style:font-family-generic="system" style:font-pitch="variable"/>
    <style:font-face style:name="Roboto Slab" svg:font-family="'Roboto Slab'"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13d1a3"/>
    </style:style>
    <style:style style:name="P4" style:family="paragraph" style:parent-style-name="Normal">
      <style:text-properties fo:font-style="italic" style:font-style-asian="italic" style:font-style-complex="italic"/>
    </style:style>
    <style:style style:name="P5" style:family="paragraph" style:parent-style-name="Normal_20__28_Web_29_">
      <style:paragraph-properties fo:margin-top="0cm" fo:margin-bottom="0.212cm" loext:contextual-spacing="false" fo:text-align="justify" style:justify-single-word="false"/>
      <style:text-properties officeooo:paragraph-rsid="000d508b"/>
    </style:style>
    <style:style style:name="P6" style:family="paragraph" style:parent-style-name="Normal">
      <style:paragraph-properties fo:margin-left="0.635cm" fo:margin-right="0cm" fo:text-indent="0cm" style:auto-text-indent="false" style:text-autospace="none">
        <style:tab-stops/>
      </style:paragraph-properties>
      <style:text-properties fo:color="#000000" style:font-name="Calibri" fo:font-size="14pt" style:font-name-asian="Calibri" style:font-size-asian="14pt" style:language-asian="en" style:country-asian="US" style:font-name-complex="Calibri" style:font-size-complex="14pt"/>
    </style:style>
    <style:style style:name="P7" style:family="paragraph" style:parent-style-name="Normal_20__28_Web_29_">
      <style:paragraph-properties fo:text-align="justify" style:justify-single-word="false"/>
    </style:style>
    <style:style style:name="P8" style:family="paragraph" style:parent-style-name="Default">
      <style:text-properties style:font-name="Times New Roman" fo:font-size="12pt" style:font-size-asian="12pt" style:font-size-complex="12pt"/>
    </style:style>
    <style:style style:name="P9" style:family="paragraph" style:parent-style-name="Normal"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10" style:family="paragraph" style:parent-style-name="Normal">
      <style:paragraph-properties fo:text-align="justify" style:justify-single-word="false"/>
    </style:style>
    <style:style style:name="P11" style:family="paragraph" style:parent-style-name="Paragraphe_20_de_20_liste" style:list-style-name="L1">
      <style:paragraph-properties fo:text-align="justify" style:justify-single-word="false"/>
    </style:style>
    <style:style style:name="P12" style:family="paragraph" style:parent-style-name="Standard">
      <style:paragraph-properties fo:text-align="justify" style:justify-single-word="false"/>
      <style:text-properties fo:color="#001f5f" style:font-name="Times New Roman" fo:font-size="12pt" officeooo:paragraph-rsid="0015b2fc" style:font-size-asian="12pt" style:font-name-complex="Times New Roman" style:font-size-complex="12pt"/>
    </style:style>
    <style:style style:name="T1" style:family="text">
      <style:text-properties fo:font-size="18pt" style:font-size-asian="18pt" style:font-size-complex="18pt" style:font-weight-complex="bold"/>
    </style:style>
    <style:style style:name="T2" style:family="text">
      <style:text-properties fo:font-weight="normal" style:font-weight-asian="normal" style:font-weight-complex="normal"/>
    </style:style>
    <style:style style:name="T3" style:family="text">
      <style:text-properties fo:font-weight="normal" officeooo:rsid="000d508b" style:font-weight-asian="normal" style:font-weight-complex="normal"/>
    </style:style>
    <style:style style:name="T4" style:family="text">
      <style:text-properties fo:font-weight="normal" officeooo:rsid="0015656f" style:font-weight-asian="normal" style:font-weight-complex="normal"/>
    </style:style>
    <style:style style:name="T5" style:family="text">
      <style:text-properties style:font-name="Segoe UI Emoji" style:font-name-asian="Segoe UI Emoji" style:font-name-complex="Segoe UI Emoji"/>
    </style:style>
    <style:style style:name="T6" style:family="text">
      <style:text-properties officeooo:rsid="000d508b"/>
    </style:style>
    <style:style style:name="T7" style:family="text">
      <style:text-properties style:font-name="Times New Roman" fo:font-size="12pt" officeooo:rsid="000efba8" style:letter-kerning="false" style:font-name-asian="Times New Roman" style:font-size-asian="12pt" style:language-asian="fr" style:country-asian="FR" style:font-size-complex="12pt"/>
    </style:style>
    <style:style style:name="T8" style:family="text">
      <style:text-properties style:font-name="Times New Roman" fo:font-size="12pt" officeooo:rsid="0010de2a" style:letter-kerning="false" style:font-name-asian="Times New Roman" style:font-size-asian="12pt" style:language-asian="fr" style:country-asian="FR" style:font-size-complex="12pt"/>
    </style:style>
    <style:style style:name="T9" style:family="text">
      <style:text-properties style:font-name="Times New Roman" fo:font-size="12pt" officeooo:rsid="00113a1e" style:letter-kerning="false" style:font-name-asian="Times New Roman" style:font-size-asian="12pt" style:language-asian="fr" style:country-asian="FR" style:font-size-complex="12pt"/>
    </style:style>
    <style:style style:name="T10" style:family="text">
      <style:text-properties style:font-name="Times New Roman" fo:font-size="12pt" officeooo:rsid="00120237" style:letter-kerning="false" style:font-name-asian="Times New Roman" style:font-size-asian="12pt" style:language-asian="fr" style:country-asian="FR" style:font-size-complex="12pt"/>
    </style:style>
    <style:style style:name="T11" style:family="text">
      <style:text-properties style:font-name="Times New Roman" fo:font-size="12pt" officeooo:rsid="00138249" style:letter-kerning="false" style:font-name-asian="Times New Roman" style:font-size-asian="12pt" style:language-asian="fr" style:country-asian="FR" style:font-size-complex="12pt"/>
    </style:style>
    <style:style style:name="T12" style:family="text">
      <style:text-properties style:font-name="Times New Roman" fo:font-size="12pt" officeooo:rsid="00139f71" style:letter-kerning="false" style:font-name-asian="Times New Roman" style:font-size-asian="12pt" style:language-asian="fr" style:country-asian="FR" style:font-size-complex="12pt"/>
    </style:style>
    <style:style style:name="T13" style:family="text">
      <style:text-properties style:font-name="Times New Roman" fo:font-size="12pt" officeooo:rsid="0013d1a3" style:letter-kerning="false" style:font-name-asian="Times New Roman" style:font-size-asian="12pt" style:language-asian="fr" style:country-asian="FR" style:font-size-complex="12pt"/>
    </style:style>
    <style:style style:name="T14" style:family="text">
      <style:text-properties officeooo:rsid="0010de2a"/>
    </style:style>
    <style:style style:name="T15" style:family="text">
      <style:text-properties officeooo:rsid="00113a1e"/>
    </style:style>
    <style:style style:name="T16" style:family="text">
      <style:text-properties officeooo:rsid="00120237"/>
    </style:style>
    <style:style style:name="T17" style:family="text">
      <style:text-properties officeooo:rsid="00138249"/>
    </style:style>
    <style:style style:name="T18" style:family="text">
      <style:text-properties officeooo:rsid="00139f71"/>
    </style:style>
    <style:style style:name="T19" style:family="text">
      <style:text-properties officeooo:rsid="0015656f"/>
    </style:style>
    <style:style style:name="T20" style:family="text">
      <style:text-properties style:text-position="super 58%" fo:font-weight="normal" officeooo:rsid="000d508b" style:font-weight-asian="normal" style:font-weight-complex="normal"/>
    </style:style>
    <style:style style:name="T21" style:family="text">
      <style:text-properties fo:color="#000000" style:font-name="Droid Sans Mono" fo:font-size="10.5pt" fo:font-weight="normal" officeooo:rsid="002fd2d2" fo:background-color="transparent" loext:char-shading-value="0"/>
    </style:style>
    <style:style style:name="T22" style:family="text">
      <style:text-properties fo:color="#000000" style:font-name="Droid Sans Mono" fo:font-size="10.5pt" fo:font-weight="normal" officeooo:rsid="00240459" fo:background-color="transparent" loext:char-shading-value="0"/>
    </style:style>
    <style:style style:name="T23" style:family="text">
      <style:text-properties fo:color="#000000" style:font-name="Droid Sans Mono" fo:font-size="10.5pt" fo:font-weight="normal" officeooo:rsid="00251f5a" fo:background-color="transparent" loext:char-shading-value="0"/>
    </style:style>
    <style:style style:name="T24" style:family="text">
      <style:text-properties fo:color="#000000" style:font-name="Droid Sans Mono" fo:font-size="10.5pt" fo:font-weight="normal" officeooo:rsid="00320d3d" fo:background-color="transparent" loext:char-shading-value="0"/>
    </style:style>
    <style:style style:name="T25" style:family="text">
      <style:text-properties fo:color="#000000" style:font-name="Droid Sans Mono" fo:font-size="10.5pt" fo:font-weight="normal" officeooo:rsid="0031acf4" fo:background-color="transparent" loext:char-shading-value="0"/>
    </style:style>
    <style:style style:name="T26" style:family="text">
      <style:text-properties fo:color="#000000" style:font-name="Droid Sans Mono" fo:font-size="10.5pt" fo:font-weight="normal" officeooo:rsid="002d26e8" fo:background-color="transparent" loext:char-shading-value="0"/>
    </style:style>
    <style:style style:name="T27" style:family="text">
      <style:text-properties fo:color="#000000" fo:font-size="10.5pt" fo:font-weight="normal" officeooo:rsid="002fd2d2" fo:background-color="transparent" loext:char-shading-value="0"/>
    </style:style>
    <style:style style:name="T28" style:family="text">
      <style:text-properties fo:color="#000000" fo:font-size="10.5pt" fo:font-weight="normal" officeooo:rsid="00240459" fo:background-color="transparent" loext:char-shading-value="0"/>
    </style:style>
    <style:style style:name="T29" style:family="text">
      <style:text-properties fo:color="#000000" fo:font-size="10.5pt" fo:font-weight="normal" officeooo:rsid="00251f5a" fo:background-color="transparent" loext:char-shading-value="0"/>
    </style:style>
    <style:style style:name="T30" style:family="text">
      <style:text-properties fo:color="#000000" fo:font-size="10.5pt" fo:font-weight="normal" officeooo:rsid="00320d3d" fo:background-color="transparent" loext:char-shading-value="0"/>
    </style:style>
    <style:style style:name="T31" style:family="text">
      <style:text-properties fo:color="#000000" fo:font-size="10.5pt" fo:font-weight="normal" officeooo:rsid="0031acf4" fo:background-color="transparent" loext:char-shading-value="0"/>
    </style:style>
    <style:style style:name="T32" style:family="text">
      <style:text-properties fo:color="#000000" fo:font-size="10.5pt" fo:font-weight="normal" officeooo:rsid="002d26e8" fo:background-color="transparent" loext:char-shading-value="0"/>
    </style:style>
    <style:style style:name="T33" style:family="text">
      <style:text-properties fo:color="#000000" fo:font-weight="normal" officeooo:rsid="002fd2d2" fo:background-color="transparent" loext:char-shading-value="0"/>
    </style:style>
    <style:style style:name="T34" style:family="text">
      <style:text-properties fo:color="#000000" fo:font-weight="normal" officeooo:rsid="00240459" fo:background-color="transparent" loext:char-shading-value="0"/>
    </style:style>
    <style:style style:name="T35" style:family="text">
      <style:text-properties fo:color="#000000" fo:font-weight="normal" officeooo:rsid="00251f5a" fo:background-color="transparent" loext:char-shading-value="0"/>
    </style:style>
    <style:style style:name="T36" style:family="text">
      <style:text-properties fo:color="#000000" fo:font-weight="normal" officeooo:rsid="00320d3d" fo:background-color="transparent" loext:char-shading-value="0"/>
    </style:style>
    <style:style style:name="T37" style:family="text">
      <style:text-properties fo:color="#000000" fo:font-weight="normal" officeooo:rsid="0031acf4" fo:background-color="transparent" loext:char-shading-value="0"/>
    </style:style>
    <style:style style:name="T38" style:family="text">
      <style:text-properties fo:color="#000000" fo:font-weight="normal" officeooo:rsid="002d26e8" fo:background-color="transparent" loext:char-shading-value="0"/>
    </style:style>
    <style:style style:name="T39" style:family="text">
      <style:text-properties officeooo:rsid="0015b2fc"/>
    </style:style>
    <style:style style:name="T40" style:family="text">
      <style:text-properties fo:color="#341215" style:font-name="Times New Roman" fo:font-size="16pt" fo:font-weight="bold" officeooo:rsid="0015b2fc" style:letter-kerning="false" style:font-name-asian="Times New Roman" style:font-size-asian="16pt" style:language-asian="fr" style:country-asian="FR" style:font-weight-asian="bold" style:font-size-complex="16pt"/>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T HADOOP BIG DATA </text:p>
      <text:h text:style-name="Heading_20_1" text:outline-level="1"><text:span text:style-name="Police_20_par_20_défaut"><text:span text:style-name="T1">Contexte</text:span></text:span> (source : site Internet <text:span text:style-name="T19">du client</text:span>)</text:h>
      <text:p text:style-name="P5"><text:span text:style-name="Élevé"><text:span text:style-name="T2">Le client est </text:span></text:span><text:span text:style-name="Élevé"><text:span text:style-name="T3">une </text:span></text:span><text:span text:style-name="Élevé"><text:span text:style-name="T2">fromagerie </text:span></text:span><text:span text:style-name="Élevé"><text:span text:style-name="T4">familiale</text:span></text:span><text:span text:style-name="Élevé"><text:span text:style-name="T2"> fondée </text:span></text:span><text:span text:style-name="Élevé"><text:span text:style-name="T3">au début du X</text:span></text:span><text:span text:style-name="Élevé"><text:span text:style-name="T4">X</text:span></text:span><text:span text:style-name="Élevé"><text:span text:style-name="T20">ème</text:span></text:span><text:span text:style-name="Élevé"><text:span text:style-name="T3"> siècle</text:span></text:span>. </text:p>
      <text:p text:style-name="P5">Dans les années 80, la fromagerie connaît un succès important et <text:span text:style-name="T6">son</text:span> camembert devient un produit incontournable en Mayenne et dans les départements limitrophes. Pour répondre à la demande croissante, <text:span text:style-name="T7">le patron</text:span> entreprend des travaux d’agrandissement et de mécanisation des différents ateliers de la fromagerie. Dans les années 2000, ses filles prennent la tête de la fromagerie dont elles maintiennent les valeurs : une entreprise humaine et responsable, attachée à son terroir et à la qualité de ses produits.</text:p>
      <text:h text:style-name="P7" text:outline-level="2"><text:span text:style-name="T7">À</text:span> côté de la fabrication et vente de fromages, l’entreprise a mis en place un système de points à collectionner afin d’acquérir des cadeaux et fondé la boutique collector. Historiquement, les commandes se font à l’aide de points (présents sur les emballages de fromage) et/ou de timbres et/ou de paiement par chèque. Ces commandes sont saisies à la main depuis 2004 et forment une <text:span text:style-name="T14">riche</text:span> base de données.</text:h>
      <text:h text:style-name="Heading_20_1" text:outline-level="1">Problématique :</text:h>
      <text:p text:style-name="P2">Les actuels représentant de l’entreprise souhaitent pouvoir réaliser des statistiques à partir de leur base de données et nous ont confié la réalisation de différents lots afin de répondre à différents besoins :</text:p>
      <text:p text:style-name="Normal"/>
      <text:list xml:id="list2852154587" text:style-name="L1">
        <text:list-item>
          <text:p text:style-name="P11">Filtrer les données entre 2006 et 2010, avec uniquement les départements 53, 61 et 28 et en ressortir un tableau Excel des 100 meilleures commandes avec la ville, la somme des quantités des articles et la valeur de «timbrecde» ;</text:p>
        </text:list-item>
        <text:list-item>
          <text:p text:style-name="P11">Filtrer les données entre 2011 et 2016, avec uniquement les départements 22, 49 et 53 et en ressortir de façon aléatoire un tableau Excel comprenant 5% des 100 meilleures commandes avec la ville, la somme des quantités des articles sans «timbrecli» <text:s/>ainsi qu’une représentation graphique des quantités moyennes par ville ;</text:p>
        </text:list-item>
        <text:list-item>
          <text:p text:style-name="P11">Mettre en œuvre un moteur de recherche avec Power BI pour interroger ce Data Warehouse et réaliser un dashboard interactif.</text:p>
        </text:list-item>
      </text:list>
      <text:p text:style-name="Normal"/>
      <text:h text:style-name="Heading_20_1" text:outline-level="1">Configuration technique utilisée</text:h>
      <text:p text:style-name="P2">Diginamic a mis à notre disposition <text:span text:style-name="T14">un </text:span>serveur distant Linux qui héberge 3 containers Docker (1 master, 2 slaves) afin de faire tourner Hadoop en architecture distribuée. </text:p>
      <text:p text:style-name="P2">Pour communiquer avec le serveur, nous utilisons un client SSH : Pu<text:span text:style-name="T8">TTY</text:span> qui nous fournit un <text:span text:style-name="T8">terminal</text:span> et nous permet d’<text:span text:style-name="T15">y</text:span> transférer des fichiers <text:span text:style-name="T15">(via pscp ou File</text:span><text:span text:style-name="T9">Z</text:span><text:span text:style-name="T15">illa)</text:span>. Ce shell nous a permis d’utiliser Hadoop et d’y lancer des jobs.</text:p>
      <text:p text:style-name="P2">Hadoop permet de réaliser des calculs distribués, en l’occurrence des map/reduce via des scripts Python que nous avons écrits. </text:p>
      <text:p text:style-name="P2">Nous avons utilisé les librairies sys, pandas, matplotlib, logging <text:span text:style-name="T15">et</text:span> csv de Python.</text:p>
      <text:p text:style-name="P2">Ces scripts Python ont d’abord été testés en local avec un fichier de données tests (150 lignes).</text:p>
      <text:p text:style-name="P2">Les résultats sont stockés dans les dockers et rapatriés via Pu<text:span text:style-name="T9">TTY</text:span> <text:span text:style-name="T9">afin d’</text:span>être mis sur <text:span text:style-name="T15">G</text:span>it et <text:span text:style-name="T9">G</text:span>it<text:span text:style-name="T9">H</text:span>ub avec les scripts.</text:p>
      <text:p text:style-name="P2"><text:soft-page-break/>Hadoop permet également la création de bases de données H<text:span text:style-name="T9">B</text:span>ase. La librairie Happybase de Python nous permet, via un script et l’interface Thrift, de créer cette base et d’y importer nos données.</text:p>
      <text:p text:style-name="P2">Cette base de données H<text:span text:style-name="T16">B</text:span>ase est ensuite importée dans <text:span text:style-name="T10">P</text:span>ower BI grâce au protocole ODBC dans le but de produire des tableaux de bord interactifs.</text:p>
      <text:p text:style-name="P2">Nous avons configuré ces différents outils : host name et numéro de port.</text:p>
      <text:p text:style-name="P2"/>
      <text:p text:style-name="P2"/>
      <text:h text:style-name="Heading_20_1" text:outline-level="1">Mise en œuvre du Projet :</text:h>
      <text:p text:style-name="P4"/>
      <text:p text:style-name="P2">Ce projet est constitué de trois lots à la demande du client, une fromagerie qui propose des cadeaux à sa clientèle en échange de points et/ou chèque et/ou timbres.</text:p>
      <text:p text:style-name="P2">Cette société a un <text:span text:style-name="T11">Da</text:span>ta <text:span text:style-name="T17">W</text:span>arehouse depuis 2004 au format csv. Ces données concernent la gestion des commandes de cadeaux sur 20 ans sur la France entière. </text:p>
      <text:p text:style-name="P2">Nous avons constitué un groupe de 4 personnes afin de répondre aux demandes de statistiques sur ces données. Nous avons pris connaissance du projet puis en avons discuté en groupe afin de préparer des questions pour le représentant du client.</text:p>
      <text:p text:style-name="P2">Nous avons ensuite réparti les tâches en choisissant de travailler d’abord uniquement sur les lot<text:span text:style-name="T18">s </text:span>1 et 2 en binômes. </text:p>
      <text:p text:style-name="P2">Nous avons fait des points d’avancement régulier<text:span text:style-name="T18">s</text:span> et demandé si besoin des éclaircissements au client quand nous n’avions pas la même interprétation de ses demandes.</text:p>
      <text:p text:style-name="P2">Une fois les premiers map/reduce réussis nous avons commencé à travailler sur le lot 3 et en parallèle sur les documents à fournir au client et le <text:span text:style-name="T12">G</text:span>it<text:span text:style-name="T12">H</text:span>ub.</text:p>
      <text:p text:style-name="P2"><text:span text:style-name="T12">Enfin, n</text:span>ous avons préparé <text:span text:style-name="T18">les livrables et </text:span>la soutenance (avec support diaporama).</text:p>
      <text:p text:style-name="P6"/>
      <text:h text:style-name="Heading_20_1" text:outline-level="1"><text:span text:style-name="T40">Conclusion et r</text:span>ecommandations par rapport au déroulement du projet :</text:h>
      <text:p text:style-name="P2"><text:span text:style-name="T33">Sur le plan technique, le projet nous a permis d’a</text:span><text:span text:style-name="T34">ffin</text:span><text:span text:style-name="T33">er</text:span><text:span text:style-name="T34"> notre compréhension de Hadoop, </text:span><text:span text:style-name="T33">de</text:span><text:span text:style-name="T34"> H</text:span><text:span text:style-name="T35">B</text:span><text:span text:style-name="T34">ase </text:span><text:span text:style-name="T33">et de Power BI. L</text:span><text:span text:style-name="T34">’environnement </text:span><text:span text:style-name="T33">sur lequel nous avons travaillé, </text:span><text:span text:style-name="T34">relativement comp</text:span><text:span text:style-name="T36">l</text:span><text:span text:style-name="T34">exe </text:span><text:span text:style-name="T37">(</text:span><text:span text:style-name="T33">avec une </text:span><text:span text:style-name="T34">VM Windows </text:span><text:span text:style-name="T33">sur laquelle nous nous connections à un serveur </text:span><text:span text:style-name="T37">distant</text:span><text:span text:style-name="T33"> via l’émulateur </text:span><text:span text:style-name="T34">Linux </text:span><text:span text:style-name="T33">PuTTY</text:span><text:span text:style-name="T37">)</text:span><text:span text:style-name="T33">,</text:span><text:span text:style-name="T34"> </text:span><text:span text:style-name="T33">nous a permis de développer</text:span><text:span text:style-name="T34"> notre culture numérique.</text:span></text:p>
      <text:p text:style-name="P2"><text:span text:style-name="T33">Du point de vue du t</text:span><text:span text:style-name="T35">ravail de groupe, </text:span><text:span text:style-name="T37">nous nous sommes réparti</text:span><text:span text:style-name="T36">s </text:span><text:span text:style-name="T37">les tâches de façon par</text:span><text:span text:style-name="T38">allélisée </text:span><text:span text:style-name="T37">pour les deux premier lots, puis </text:span><text:span text:style-name="T38">séquentiel</text:span><text:span text:style-name="T37">le pour le </text:span><text:span text:style-name="T36">t</text:span><text:span text:style-name="T37">roisième lot et la préparation des livrables. N</text:span><text:span text:style-name="T33">ous avons constaté </text:span><text:span text:style-name="T37">les l</text:span><text:span text:style-name="T35">imites de </text:span><text:span text:style-name="T36">T</text:span><text:span text:style-name="T35">eams </text:span><text:span text:style-name="T37">pour le partage de documents, et nous avons prévu de revoir notre organisation pour le prochain projet (notamment d’utiliser des</text:span><text:span text:style-name="T35"> documents </text:span><text:span text:style-name="T37">communs </text:span><text:span text:style-name="T35">partagé</text:span><text:span text:style-name="T37">s </text:span><text:span text:style-name="T35">directement </text:span><text:span text:style-name="T37">sur </text:span><text:span text:style-name="T36">T</text:span><text:span text:style-name="T37">eams).</text:span></text:p>
      <text:p text:style-name="Normal"/>
      <text:p text:style-name="P3">Nous avons trouvé ce projet formateur, tant au niveau du travail de groupe qu’au niveau des compétences techniques (Python, Hadoop, H<text:span text:style-name="T13">B</text:span>ase et PowerBI). L’environnement technique était performant bien que complexe à prendre en main au départ. Les documents fournis étaient nombreux, ce qui a nécessité un investissement conséquent en temps et en effort de notre part pour nous les approprier et trouver les informations nécessaires. Les demandes du client n’étaient pas toutes claires mais c’était probablement voulu afin de nous faire communiquer avec lui <text:span text:style-name="Police_20_par_20_défaut"><text:span text:style-name="T5">😊</text:span></text:span>. </text:p>
      <text:p text:style-name="P2">Nous espérons avoir répondu aux attentes du client… et du formateur !</text:p>
      <text:p text:style-name="P8"><text:span text:style-name="T37"/></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Emoji" svg:font-family="'Segoe UI Emoji'" style:font-family-generic="swiss" style:font-pitch="variable"/>
    <style:font-face style:name="DejaVu Sans" svg:font-family="'DejaVu Sans'" style:font-family-generic="system" style:font-pitch="variable"/>
    <style:font-face style:name="Roboto Slab" svg:font-family="'Roboto Slab'"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423cm" loext:contextual-spacing="false" fo:keep-together="always" fo:hyphenation-ladder-count="no-limit" fo:keep-with-next="always"/>
      <style:text-properties fo:color="#341215" fo:font-size="16pt" fo:font-weight="bold" style:font-size-asian="16pt" style:font-weight-asian="bold" style:font-size-complex="16pt" fo:hyphenate="false" loext:hyphenation-no-caps="false"/>
    </style:style>
    <style:style style:name="Normal" style:family="paragraph">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fr" style:country-asian="FR" style:font-size-complex="12pt" fo:hyphenate="false" loext:hyphenation-no-caps="false"/>
    </style:style>
    <style:style style:name="Normal_20__28_Web_29_" style:display-name="Normal (Web)" style:family="paragraph" style:parent-style-name="Normal">
      <style:paragraph-properties fo:margin-top="0.176cm" fo:margin-bottom="0.176cm" loext:contextual-spacing="false" fo:hyphenation-ladder-count="no-limit"/>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282cm" loext:contextual-spacing="true" fo:hyphenation-ladder-count="no-limit" fo:text-indent="0cm" style:auto-text-indent="false">
        <style:tab-stops/>
      </style:paragraph-properties>
      <style:text-properties fo:hyphenate="false" loext:hyphenation-no-caps="false"/>
    </style:style>
    <style:style style:name="Default" style:family="paragraph">
      <style:paragraph-properties fo:margin-top="0cm" fo:margin-bottom="0cm" loext:contextual-spacing="false" fo:line-height="100%" fo:hyphenation-ladder-count="no-limit" style:text-autospace="none"/>
      <style:text-properties fo:color="#000000" style:font-name="Roboto Slab" fo:font-family="'Roboto Slab'" style:font-family-generic="system" style:font-pitch="variable" fo:font-size="12pt" style:letter-kerning="false" style:font-size-asian="12pt" style:font-name-complex="Roboto Slab" style:font-family-complex="'Roboto Slab'" style:font-family-generic-complex="system"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Police_20_par_20_défaut" style:display-name="Police par défaut" style:family="text"/>
    <style:style style:name="Élevé" style:family="text" style:parent-style-name="Police_20_par_20_défaut">
      <style:text-properties fo:font-weight="bold" style:font-weight-asian="bold" style:font-weight-complex="bold"/>
    </style:style>
    <style:style style:name="fontbureaueaglefb" style:family="text" style:parent-style-name="Police_20_par_20_défaut"/>
    <style:style style:name="fontzingscriptrust" style:family="text" style:parent-style-name="Police_20_par_20_défaut"/>
    <style:style style:name="Titre_20_1_20_Car" style:display-name="Titre 1 Car" style:family="text" style:parent-style-name="Police_20_par_20_défaut">
      <style:text-properties fo:color="#341215" style:font-name="Times New Roman" fo:font-family="'Times New Roman'" style:font-family-generic="roman" style:font-pitch="variable" fo:font-size="16pt" fo:font-weight="bold" style:letter-kerning="false" style:font-name-asian="Times New Roman" style:font-family-asian="'Times New Roman'" style:font-family-generic-asian="roman" style:font-pitch-asian="variable" style:font-size-asian="16pt" style:language-asian="fr" style:country-asian="FR" style:font-weight-asian="bold"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suffix="." style:num-format="I">
        <style:list-level-properties text:list-level-position-and-space-mode="label-alignment" fo:text-align="end">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Projet Hadoop Groupe 1 : Amandine André, Anthony Alves, Christine Endres et Andréa Le Marec</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Christine Endres</meta:initial-creator>
    <meta:creation-date>2024-02-03T12:50:00Z</meta:creation-date>
    <dc:date>2024-02-07T13:29:10.289514613</dc:date>
    <meta:editing-cycles>15</meta:editing-cycles>
    <meta:editing-duration>PT2H41M4S</meta:editing-duration>
    <meta:document-statistic meta:table-count="0" meta:image-count="0" meta:object-count="0" meta:page-count="2" meta:paragraph-count="34" meta:word-count="962" meta:character-count="5891" meta:non-whitespace-character-count="4963"/>
    <meta:template xlink:type="simple" xlink:actuate="onRequest" xlink:title="" xlink:href="../Projet%20Hadoop%20ContexteEnvnmt.odt/Normal.dotm"/>
  </office:meta>
</office:document-meta>
</file>